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F1D861539DFFA1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2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" svg:font-family="Monospace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2" style:family="text">
      <style:text-properties style:font-name="Liberation Sans3" fo:font-size="80pt" fo:font-weight="bold" style:font-size-asian="80pt" style:font-weight-asian="bold" style:font-name-complex="Liberation Sans3" style:font-size-complex="80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3" fo:font-size="54pt" style:font-size-asian="54pt" style:font-name-complex="Liberation Sans3" style:font-size-complex="54pt"/>
    </style:style>
    <style:style style:name="T7" style:family="text">
      <style:text-properties fo:color="#ff0000" style:font-name="Liberation Sans3" fo:font-size="40pt" style:font-size-asian="40pt" style:font-name-complex="Liberation Sans3" style:font-size-complex="40pt"/>
    </style:style>
    <style:style style:name="T8" style:family="text">
      <style:text-properties style:font-name="Liberation Sans3" fo:font-size="40pt" style:font-size-asian="40pt" style:font-name-complex="Liberation Sans3" style:font-size-complex="40pt"/>
    </style:style>
    <style:style style:name="T9" style:family="text">
      <style:text-properties fo:color="#0000ff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0" style:family="text">
      <style:text-properties fo:color="#0000ff" style:font-name="Liberation Sans3" fo:font-size="40pt" style:font-size-asian="40pt" style:font-name-complex="Liberation Sans3" style:font-size-complex="40pt"/>
    </style:style>
    <style:style style:name="T11" style:family="text">
      <style:text-properties fo:color="#0000ff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2" style:family="text">
      <style:text-properties fo:color="#990066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3" style:family="text">
      <style:text-properties fo:color="#990066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14" style:family="text">
      <style:text-properties fo:color="#009900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5" style:family="text">
      <style:text-properties fo:color="#009900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16" style:family="text">
      <style:text-properties fo:color="#009900" style:font-name="Liberation Sans3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תכשיט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Tw Cen MT2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" svg:font-family="Monospace" style:font-pitch="fixed"/>
    <style:font-face style:name="Arial3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" svg:font-family="'Nachlieli CLM'" style:font-pitch="variable"/>
    <style:font-face style:name="Noto Sans CJK SC Regular3" svg:font-family="'Noto Sans CJK SC Regular'" style:font-pitch="variable"/>
    <style:font-face style:name="OpenSymbol1" svg:font-family="OpenSymbol, 'Arial Unicode MS'" style:font-pitch="variable"/>
    <style:font-face style:name="Tw Cen MT1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2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4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2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2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10">10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788</meta:editing-cycles>
    <dc:date>2021-10-10T15:03:04.193290772</dc:date>
    <meta:editing-duration>P2DT20H36M11S</meta:editing-duration>
    <meta:generator>LibreOffice/6.4.7.2$Linux_X86_64 LibreOffice_project/40$Build-2</meta:generator>
    <dc:creator>Erel Segal-Halevi</dc:creator>
    <meta:document-statistic meta:object-count="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